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600000228BE379AAB.png"/>
  <manifest:file-entry manifest:media-type="image/png" manifest:full-path="Pictures/10000000000003E000000233E2750D52.png"/>
  <manifest:file-entry manifest:media-type="image/png" manifest:full-path="Pictures/10000000000002DA000000F8C968D4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ext_20_body">
      <style:text-properties fo:background-color="#ffff00"/>
    </style:style>
    <style:style style:name="P15" style:family="paragraph" style:parent-style-name="Heading_20_3">
      <style:text-properties fo:background-color="#ffff00"/>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background-color="transparent"/>
    </style:style>
    <style:style style:name="P18" style:family="paragraph" style:parent-style-name="Table_20_Contents">
      <style:text-properties fo:background-color="#ffff00"/>
    </style:style>
    <style:style style:name="P19" style:family="paragraph" style:parent-style-name="Table_20_Contents">
      <style:paragraph-properties fo:background-color="#eb613d">
        <style:background-image/>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Text_20_body" style:list-style-name="L3">
      <style:text-properties fo:background-color="#ffff00"/>
    </style:style>
    <style:style style:name="P23" style:family="paragraph" style:parent-style-name="Text_20_body" style:list-style-name="L4">
      <style:text-properties fo:background-color="#ffff00"/>
    </style:style>
    <style:style style:name="P24" style:family="paragraph" style:parent-style-name="Text_20_body" style:list-style-name="L5"/>
    <style:style style:name="P25" style:family="paragraph" style:parent-style-name="Table_20_Contents">
      <style:text-properties fo:background-color="#ffff00"/>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background-color="#eb613d">
        <style:background-image/>
      </style:paragraph-properties>
    </style:style>
    <style:style style:name="P28" style:family="paragraph" style:parent-style-name="Table_20_Contents">
      <style:paragraph-properties fo:background-color="transparent">
        <style:background-image/>
      </style:paragraph-properties>
    </style:style>
    <style:style style:name="P29"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background-color="#eb613d"/>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background-color="#8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186650384" text:style-name="L1">
        <text:list-item>
          <text:list>
            <text:list-item>
              <text:p text:style-name="P20">relevant</text:p>
              <text:list>
                <text:list-item>
                  <text:p text:style-name="P20">complete according to the phenomena that inspires the question</text:p>
                </text:list-item>
                <text:list-item>
                  <text:p text:style-name="P20">anything left out will change the outcome</text:p>
                </text:list-item>
                <text:list-item>
                  <text:p text:style-name="P20">not relevant added items will produce noise</text:p>
                </text:list-item>
              </text:list>
            </text:list-item>
            <text:list-item>
              <text:p text:style-name="P20">useful</text:p>
            </text:list-item>
            <text:list-item>
              <text:p text:style-name="P20">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21267666" text:style-name="L2">
        <text:list-item>
          <text:list>
            <text:list-item>
              <text:p text:style-name="P21">boundaries</text:p>
            </text:list-item>
            <text:list-item>
              <text:p text:style-name="P21">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5">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5"><text:tab/><text:tab/>functional modelling : bank loan <text:s/></text:span><text:span text:style-name="T2">f </text:span><text:span text:style-name="T5">(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3">(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5">possible paradigms : functional modelling : bank loan <text:s/></text:span><text:span text:style-name="T2">f </text:span><text:span text:style-name="T5">(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4">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6"> As it was explained on the chapters above.</text:span><text:line-break/></text:p>
            <text:p text:style-name="P1"/>
            <text:p text:style-name="P1"/>
            <text:p text:style-name="P2">aimed at <text:span text:style-name="T4">processes</text:span>. Explanatory model → predictions; model is an algorithm/program</text:p>
            <text:p text:style-name="P1"><draw:frame draw:style-name="fr1" draw:name="graphics4" text:anchor-type="paragraph" svg:x="0.4437in" svg:y="0.0465in" svg:width="3.7693in" svg:height="2.1189in" draw:z-index="2"><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3"><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3">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3">(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19">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3">(</text:span><text:a xlink:type="simple" xlink:href="http://www.pnas.org/search?author1=Eric+Bonabeau&amp;sortspec=date&amp;submit=Submit"><text:span text:style-name="T3">Eric Bonabeau</text:span></text:a><text:span text:style-name="T3">. “</text:span><text:bookmark text:name="article-title-1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19">Benefits of ABM ( possible subsection)</text:p>
          </table:table-cell>
        </table:table-row>
        <table:table-row>
          <table:table-cell table:style-name="Table3.A2" office:value-type="string">
            <text:p text:style-name="P18">(ref. PNAS.org)</text:p>
            <text:p text:style-name="Table_20_Contents"><text:span text:style-name="T6">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6">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6">ABM is most indicated</text:span><text:span text:style-name="T3">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14870075" text:style-name="L3">
              <text:list-item>
                <text:p text:style-name="P22"><text:bookmark text:name="list-21"/><text:bookmark text:name="list-item-51"/><text:bookmark text:name="p-191"/>The behavior of individuals cannot be clearly defined through aggregate transition rates.</text:p>
              </text:list-item>
              <text:list-item>
                <text:p text:style-name="P22"><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2"><text:bookmark text:name="list-item-71"/><text:bookmark text:name="p-211"/><text:soft-page-break/>Activities are a more natural way of describing the system than processes.</text:p>
              </text:list-item>
              <text:list-item>
                <text:p text:style-name="P22"><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2"><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18"/>
            <text:p text:style-name="P18">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18"><text:line-break/>A last characteristic feature of agent computing, although not often noted, is that once a</text:p>
            <text:p text:style-name="P18">model has been created it provides not merely one aspect of the solution — the equilibria, say, or</text:p>
            <text:p text:style-name="P18">the stability — but rather entire solution trajectories.[Axtell2000]</text:p>
          </table:table-cell>
        </table:table-row>
        <table:table-row>
          <table:table-cell table:style-name="Table3.A2" office:value-type="string">
            <text:p text:style-name="P19">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19">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19">Agents</text:p>
          </table:table-cell>
        </table:table-row>
        <table:table-row>
          <table:table-cell table:style-name="Table3.A2" office:value-type="string">
            <text:p text:style-name="P29">An agent is an encapsulated computer system that is situated in some environment</text:p>
            <text:p text:style-name="P29">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text:soft-page-break/>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tab/><text:tab/> <text:s/>agents in the ABMs theoretical framework</text:p>
          </table:table-cell>
        </table:table-row>
        <table:table-row>
          <table:table-cell table:style-name="Table3.A2" office:value-type="string">
            <text:p text:style-name="P16">Decission</text:p>
            <text:p text:style-name="P16">Coop</text:p>
            <text:p text:style-name="P16">Coord</text:p>
            <text:p text:style-name="Table_20_Contents"><text:span text:style-name="T4">Competition</text:span> </text:p>
            <text:p text:style-name="Table_20_Contents"><text:span text:style-name="T4">Emergence</text:span>:<text:bookmark-start text:name="__DdeLink__1613_1747189111"/><text:span text:style-name="T6">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17">.- Under memory phenomena, path-dependence, and hysteresis, non-markovian behavior, or temporal <text:soft-page-break/>correlations, including learning and adaptation. </text:p>
            <text:p text:style-name="P17">.- Heterogeneous interactions between agents.</text:p>
            <text:p text:style-name="Table_20_Contents"><text:span text:style-name="T6">.- When there is unstability to perturbations although the system could be defined linearly.<text:line-break/></text:span><text:bookmark-end text:name="__DdeLink__1613_1747189111"/><text:span text:style-name="T6"><text:line-break/></text:span><text:span text:style-name="T6"><text:line-break/><text:line-break/></text:span></text:p>
          </table:table-cell>
        </table:table-row>
        <table:table-row>
          <table:table-cell table:style-name="Table3.A2" office:value-type="string">
            <text:p text:style-name="P16"/>
          </table:table-cell>
        </table:table-row>
        <table:table-row>
          <table:table-cell table:style-name="Table3.A2" office:value-type="string">
            <text:p text:style-name="P19">Emergence</text:p>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3">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3">1</text:span></text:a><text:span text:style-name="T3">, </text:span><text:bookmark text:name="xref-ref-2-1"/><text:a xlink:type="simple" xlink:href="http://www.pnas.org/content/99/suppl.3/7280.full?sid=7b7da9ec-7599-4f59-b2a0-fb3b96e98e85#ref-2"><text:span text:style-name="T3">2</text:span></text:a><text:span text:style-name="T3">).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3">3</text:span></text:a><text:span text:style-name="T3">) and provide valuable information about the dynamics of the real-world system that it emulates. In addition, agents may be capable of evolving, allowing unanticipated 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3">Eric Bonabeau</text:span></text:a><text:span text:style-name="T3">. “</text:span><text:bookmark text:name="article-title-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P1"/>
      <text:p text:style-name="Standard"><text:span text:style-name="T3">The benefits of ABM over other modeling techniques can be captured in three statements: (</text:span><text:span text:style-name="Emphasis"><text:span text:style-name="T3">i</text:span></text:span><text:span text:style-name="T3">) ABM captures emergent phenomena; (</text:span><text:span text:style-name="Emphasis"><text:span text:style-name="T3">ii</text:span></text:span><text:span text:style-name="T3">) ABM provides a natural description of a system; and (</text:span><text:span text:style-name="Emphasis"><text:span text:style-name="T3">iii</text:span></text:span><text:span text:style-name="T3">) ABM is flexible. It is clear, however, that the ability of ABM to deal with emergent phenomena is what drives the other benefits.(Eric Bonabeau 2002) </text:span></text:p>
      <text:p text:style-name="P1"/>
      <text:h text:style-name="P15" text:outline-level="3">ABM is flexible. (copia tb emergence i natural i description)</text:h>
      <text:p text:style-name="P14"><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text:soft-page-break/>new policy; changes in the ABM layer is proportional and easy to change according to the retunning</text:p>
      <text:p text:style-name="P1">(un poco por la patilla, refina-ho)</text:p>
      <text:p text:style-name="P1"/>
      <text:h text:style-name="P15" text:outline-level="3">When Is ABM Useful? (cada punt pot ser exemplificat amb un feature de Gujarat I Sugarscape)</text:h>
      <text:p text:style-name="P14">It should be clear from the examples presented in this article that ABM can bring significant benefits when applied to human systems. It is useful at this point to summarize when it is best to use ABM: </text:p>
      <text:list xml:id="list1388707716" text:style-name="L4">
        <text:list-item>
          <text:p text:style-name="P23"><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23"><text:bookmark text:name="list-item-21"/><text:bookmark text:name="p-65"/>When space is crucial and the agents' positions are not fixed. Example: fire escape, theme park, supermarket, traffic.</text:p>
        </text:list-item>
        <text:list-item>
          <text:p text:style-name="P23"><text:bookmark text:name="list-item-22"/><text:bookmark text:name="p-66"/>When the population is heterogeneous, when each individual is (potentially) different. Example: virtually every example in this article. </text:p>
        </text:list-item>
        <text:list-item>
          <text:p text:style-name="P23"><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23"><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text:soft-page-break/></text:p>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5"><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6">agent</text:p>
          </table:table-cell>
        </table:table-row>
        <table:table-row>
          <table:table-cell table:style-name="Table2.A2" office:value-type="string">
            <text:p text:style-name="Table_20_Contents"/>
          </table:table-cell>
        </table:table-row>
        <table:table-row>
          <table:table-cell table:style-name="Table2.A2" office:value-type="string">
            <text:p text:style-name="P16">cooper-coord-competit</text:p>
          </table:table-cell>
        </table:table-row>
        <table:table-row>
          <table:table-cell table:style-name="Table2.A2" office:value-type="string">
            <text:p text:style-name="P16">emergence</text:p>
          </table:table-cell>
        </table:table-row>
        <table:table-row>
          <table:table-cell table:style-name="Table2.A2" office:value-type="string">
            <text:p text:style-name="P16">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4">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text:soft-page-break/></text:p>
      <text:p text:style-name="Text_20_body">One may want to use ABM when describing the system from the perspective of its constituent units' activities is more natural, i.e., when: </text:p>
      <text:list xml:id="list215526500" text:style-name="L5">
        <text:list-item>
          <text:p text:style-name="P24"><text:bookmark text:name="list-2"/><text:bookmark text:name="list-item-5"/><text:bookmark text:name="p-19"/>The behavior of individuals cannot be clearly defined through aggregate transition rates.</text:p>
        </text:list-item>
        <text:list-item>
          <text:p text:style-name="P24"><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4"><text:bookmark text:name="list-item-7"/><text:bookmark text:name="p-21"/>Activities are a more natural way of describing the system than processes.</text:p>
        </text:list-item>
        <text:list-item>
          <text:p text:style-name="P24"><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4"><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8-06T17:01:00</dc:date>
    <meta:editing-duration>P7DT5H21M45S</meta:editing-duration>
    <meta:editing-cycles>292</meta:editing-cycles>
    <meta:document-statistic meta:table-count="3" meta:image-count="4" meta:object-count="0" meta:page-count="19" meta:paragraph-count="488" meta:word-count="5696" meta:character-count="38660" meta:non-whitespace-character-count="32834"/>
  </office:meta>
</office:document-meta>
</file>